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7.5in" fo:margin-left="0in" fo:margin-top="0in" fo:margin-bottom="0in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7.5in" fo:margin-left="0in" fo:margin-top="0in" fo:margin-bottom="0in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7.5in" fo:margin-left="0in" fo:margin-top="0in" fo:margin-bottom="0in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7.5in" fo:margin-left="0in" fo:margin-top="0in" fo:margin-bottom="0in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7.5in" fo:margin-left="0in" fo:margin-top="0in" fo:margin-bottom="0in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7.5in" fo:margin-left="0in" fo:margin-top="0in" fo:margin-bottom="0in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7.5in" fo:margin-left="0in" fo:margin-top="0in" fo:margin-bottom="0in" table:align="left"/>
    </style:style>
    <style:style style:name="Table30.A" style:family="table-column">
      <style:table-column-properties style:column-width="7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7.5in" fo:margin-left="0in" fo:margin-top="0in" fo:margin-bottom="0in" table:align="left"/>
    </style:style>
    <style:style style:name="Table31.A" style:family="table-column">
      <style:table-column-properties style:column-width="7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7.5in" fo:margin-left="0in" fo:margin-top="0in" fo:margin-bottom="0in" table:align="left"/>
    </style:style>
    <style:style style:name="Table32.A" style:family="table-column">
      <style:table-column-properties style:column-width="7.5in"/>
    </style:style>
    <style:style style:name="Table32.1" style:family="table-row">
      <style:table-row-properties style:min-row-height="0.2083in"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7.5in" fo:margin-left="0in" fo:margin-top="0in" fo:margin-bottom="0in" table:align="left"/>
    </style:style>
    <style:style style:name="Table33.A" style:family="table-column">
      <style:table-column-properties style:column-width="7.5in"/>
    </style:style>
    <style:style style:name="Table33.1" style:family="table-row">
      <style:table-row-properties style:min-row-height="0.2083in"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7.5in" fo:margin-left="0in" fo:margin-top="0in" fo:margin-bottom="0in" table:align="left"/>
    </style:style>
    <style:style style:name="Table34.A" style:family="table-column">
      <style:table-column-properties style:column-width="7.5in"/>
    </style:style>
    <style:style style:name="Table34.1" style:family="table-row">
      <style:table-row-properties style:min-row-height="0.2083in"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7.5in" fo:margin-left="0in" fo:margin-top="0in" fo:margin-bottom="0in" table:align="left"/>
    </style:style>
    <style:style style:name="Table35.A" style:family="table-column">
      <style:table-column-properties style:column-width="7.5in"/>
    </style:style>
    <style:style style:name="Table35.1" style:family="table-row">
      <style:table-row-properties style:min-row-height="0.2083in"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7.5in" fo:margin-left="0in" fo:margin-top="0in" fo:margin-bottom="0in" table:align="left"/>
    </style:style>
    <style:style style:name="Table36.A" style:family="table-column">
      <style:table-column-properties style:column-width="7.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7.5in" fo:margin-left="0in" fo:margin-top="0in" fo:margin-bottom="0in" table:align="left"/>
    </style:style>
    <style:style style:name="Table37.A" style:family="table-column">
      <style:table-column-properties style:column-width="7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7.5in" fo:margin-left="0in" fo:margin-top="0in" fo:margin-bottom="0in" table:align="left"/>
    </style:style>
    <style:style style:name="Table38.A" style:family="table-column">
      <style:table-column-properties style:column-width="7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7.5in" fo:margin-left="0in" fo:margin-top="0in" fo:margin-bottom="0in" table:align="left"/>
    </style:style>
    <style:style style:name="Table39.A" style:family="table-column">
      <style:table-column-properties style:column-width="7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7.5in" fo:margin-left="0in" fo:margin-top="0in" fo:margin-bottom="0in" table:align="left"/>
    </style:style>
    <style:style style:name="Table40.A" style:family="table-column">
      <style:table-column-properties style:column-width="7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7.5in" fo:margin-left="0in" fo:margin-top="0in" fo:margin-bottom="0in" table:align="left"/>
    </style:style>
    <style:style style:name="Table41.A" style:family="table-column">
      <style:table-column-properties style:column-width="7.5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7.5in" fo:margin-left="0in" fo:margin-top="0in" fo:margin-bottom="0in" table:align="left"/>
    </style:style>
    <style:style style:name="Table42.A" style:family="table-column">
      <style:table-column-properties style:column-width="7.5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7.5in" fo:margin-left="0in" fo:margin-top="0in" fo:margin-bottom="0in" table:align="left"/>
    </style:style>
    <style:style style:name="Table43.A" style:family="table-column">
      <style:table-column-properties style:column-width="7.5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7.5in" fo:margin-left="0in" fo:margin-top="0in" fo:margin-bottom="0in" table:align="left"/>
    </style:style>
    <style:style style:name="Table44.A" style:family="table-column">
      <style:table-column-properties style:column-width="7.5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5" style:family="table">
      <style:table-properties style:width="7.5in" fo:margin-left="0in" fo:margin-top="0in" fo:margin-bottom="0in" table:align="left"/>
    </style:style>
    <style:style style:name="Table45.A" style:family="table-column">
      <style:table-column-properties style:column-width="7.5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6" style:family="table">
      <style:table-properties style:width="7.5in" fo:margin-left="0in" fo:margin-top="0in" fo:margin-bottom="0in" table:align="left"/>
    </style:style>
    <style:style style:name="Table46.A" style:family="table-column">
      <style:table-column-properties style:column-width="7.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 style:list-style-name="WWNum2">
      <style:paragraph-properties fo:margin-left="0.5in" fo:margin-right="0.0626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.0626in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.0626in" fo:text-indent="-0.25in" style:auto-text-indent="false"/>
    </style:style>
    <style:style style:name="P13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4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15" style:family="paragraph" style:parent-style-name="Standard">
      <style:paragraph-properties fo:margin-left="0in" fo:margin-right="0.0626in" fo:text-indent="0in" style:auto-text-indent="false"/>
    </style:style>
    <style:style style:name="P16" style:family="paragraph" style:parent-style-name="Standard">
      <style:paragraph-properties fo:margin-left="0in" fo:margin-right="0.0626in" fo:text-indent="0in" style:auto-text-indent="false"/>
      <style:text-properties fo:color="#666666" style:font-name="Calibri" fo:font-size="11pt" style:font-name-asian="Calibri1" style:font-size-asian="11pt" style:font-name-complex="Calibri1" style:font-size-complex="11pt"/>
    </style:style>
    <style:style style:name="P17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1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15" style:family="text">
      <style:text-properties style:font-name="Arial" fo:font-size="11pt" style:font-name-asian="Arial1" style:font-size-asian="11pt" style:font-name-complex="Arial1" style:font-size-complex="11pt"/>
    </style:style>
    <style:style style:name="T16" style:family="text">
      <style:text-properties style:font-name="Arial" fo:font-size="8pt" style:font-name-asian="Arial1" style:font-size-asian="8pt" style:font-name-complex="Arial1" style:font-size-complex="8pt"/>
    </style:style>
    <style:style style:name="T17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18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9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6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3" draw:style-name="gr1" draw:text-style-name="P19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9">docker run -it --name=cont1 ubuntu /bin/bash</text:span></text:p>
          </table:table-cell>
        </table:table-row>
      </table:table>
      <text:list xml:id="list61257518" text:style-name="WWNum2">
        <text:list-item>
          <text:p text:style-name="P9"><text:span text:style-name="T13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9">docker run -d -p 1200:80 nginx</text:span></text:p>
          </table:table-cell>
        </table:table-row>
      </table:table>
      <text:list xml:id="list210931736308358" text:continue-numbering="true" text:style-name="WWNum2">
        <text:list-item>
          <text:p text:style-name="P9"><text:span text:style-name="T13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9">docker run <text:s/>-it -e MENSAJE=HOLA ubuntu:14.04 bash</text:span></text:p>
          </table:table-cell>
        </table:table-row>
      </table:table>
      <text:list xml:id="list210931328358762" text:continue-numbering="true" text:style-name="WWNum2">
        <text:list-item>
          <text:p text:style-name="P9"><text:span text:style-name="T13">Crea un contenedor con la imagen “ubuntu”, versión “14.04” y establece la variable de entorno “MENSAJE”.</text:span></text:p>
        </text:list-item>
      </text:list>
      <text:p text:style-name="P14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4" draw:style-name="gr1" draw:text-style-name="P19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9">docker ps</text:span></text:p>
          </table:table-cell>
        </table:table-row>
      </table:table>
      <text:list xml:id="list210931124078141" text:continue-numbering="true" text:style-name="WWNum2">
        <text:list-item>
          <text:p text:style-name="P9"><text:span text:style-name="T13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span text:style-name="T9">docker ps -a</text:span></text:p>
          </table:table-cell>
        </table:table-row>
      </table:table>
      <text:list xml:id="list210931639837383" text:continue-numbering="true" text:style-name="WWNum2">
        <text:list-item>
          <text:p text:style-name="P9"><text:span text:style-name="T13">Muestra información de todos los contenedores, tanto parados como en ejecución.</text:span></text:p>
        </text:list-item>
      </text:list>
      <text:p text:style-name="P14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3"><draw:rect text:anchor-type="as-char" style:rel-width="100%" draw:z-index="5" draw:style-name="gr1" draw:text-style-name="P19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9">docker start micontenedor</text:span></text:p>
          </table:table-cell>
        </table:table-row>
      </table:table>
      <text:list xml:id="list210931961402383" text:continue-numbering="true" text:style-name="WWNum2">
        <text:list-item>
          <text:p text:style-name="P9"><text:span text:style-name="T13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text:span text:style-name="T9">docker start -ai micontenedor</text:span></text:p>
          </table:table-cell>
        </table:table-row>
      </table:table>
      <text:list xml:id="list210930390096026" text:continue-numbering="true" text:style-name="WWNum2">
        <text:list-item>
          <text:p text:style-name="P9"><text:span text:style-name="T13">Arranca el contenedor con nombre “mi contenedor”, enlazando el comando ejecutado al arranque a la entrada y salida estándar de la terminal del anfitrión.</text:span></text:p>
        </text:list-item>
      </text:list>
      <text:p text:style-name="P14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3"><draw:rect text:anchor-type="as-char" style:rel-width="100%" draw:z-index="6" draw:style-name="gr1" draw:text-style-name="P19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<text:span text:style-name="T9">docker exec -it -e FICHERO=prueba cont bash</text:span></text:p>
          </table:table-cell>
        </table:table-row>
      </table:table>
      <text:list xml:id="list210932129676048" text:continue-numbering="true" text:style-name="WWNum2">
        <text:list-item>
          <text:p text:style-name="P9"><text:span text:style-name="T13">Lanza en el contenedor “cont” (que debe estar arrancado) el comando “bash”, estableciendo la variable de entorno “FICHERO” <text:s/>y enlazando la ejecución de forma interactiva a la entrada y salida estándar del anfitrión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><text:span text:style-name="T9">docker exec -d cont touch /tmp/prueba</text:span></text:p>
          </table:table-cell>
        </table:table-row>
      </table:table>
      <text:list xml:id="list210931651976061" text:continue-numbering="true" text:style-name="WWNum2">
        <text:list-item>
          <text:p text:style-name="P9"><text:span text:style-name="T13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6"/>
      <text:p text:style-name="P16"/>
      <text:p text:style-name="P14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3"><draw:rect text:anchor-type="as-char" style:rel-width="100%" draw:z-index="7" draw:style-name="gr1" draw:text-style-name="P19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><text:span text:style-name="T9">docker attach idcontainer</text:span></text:p>
          </table:table-cell>
        </table:table-row>
      </table:table>
      <text:list xml:id="list210931324178004" text:continue-numbering="true" text:style-name="WWNum2">
        <text:list-item>
          <text:p text:style-name="P9"><text:span text:style-name="T13">Enlaza nuestra terminal la entrada/salida de nuestra al proceso en segundo plano del contenedor “idcontainer”.</text:span></text:p>
        </text:list-item>
      </text:list>
      <text:p text:style-name="P14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3"><draw:rect text:anchor-type="as-char" style:rel-width="100%" draw:z-index="8" draw:style-name="gr1" draw:text-style-name="P19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"><text:span text:style-name="T9">docker logs -n 10 idcontainer</text:span></text:p>
          </table:table-cell>
        </table:table-row>
      </table:table>
      <text:list xml:id="list210930444362369" text:continue-numbering="true" text:style-name="WWNum2">
        <text:list-item>
          <text:p text:style-name="P9"><text:span text:style-name="T13">Muestra las 10 últimas líneas de la salida estandar producida por el proceso en ejecución en el contendor.</text:span></text:p>
        </text:list-item>
      </text:list>
      <text:p text:style-name="P14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3"><draw:rect text:anchor-type="as-char" style:rel-width="100%" draw:z-index="9" draw:style-name="gr1" draw:text-style-name="P19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"><text:span text:style-name="T9">docker cp idcontainer:/tmp/prueba ./</text:span></text:p>
          </table:table-cell>
        </table:table-row>
      </table:table>
      <text:list xml:id="list210931212816856" text:continue-numbering="true" text:style-name="WWNum2">
        <text:list-item>
          <text:p text:style-name="P9"><text:span text:style-name="T13">Copia el fichero “/tmp/prueba” del contenedor “idcontainer” al directorio actual del anfitrión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"><text:span text:style-name="T9">docker cp ./miFichero idcontainer:/tmp</text:span></text:p>
          </table:table-cell>
        </table:table-row>
      </table:table>
      <text:list xml:id="list210931150500685" text:continue-numbering="true" text:style-name="WWNum2">
        <text:list-item>
          <text:p text:style-name="P9"><text:span text:style-name="T13">Copia el fichero “miFichero” del directorio actual del anfitrión <text:s/>a la carpeta “/tmp” del contenedor.</text:span></text:p>
        </text:list-item>
      </text:list>
      <text:p text:style-name="P14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3"><draw:rect text:anchor-type="as-char" style:rel-width="100%" draw:z-index="10" draw:style-name="gr1" draw:text-style-name="P19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"><text:span text:style-name="T9">docker images</text:span></text:p>
          </table:table-cell>
        </table:table-row>
      </table:table>
      <text:list xml:id="list4275205451" text:style-name="WWNum1">
        <text:list-item>
          <text:p text:style-name="P10"><text:span text:style-name="T13">Información de imágenes locales disponibles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3"><text:span text:style-name="T9">docker search ubuntu</text:span></text:p>
          </table:table-cell>
        </table:table-row>
      </table:table>
      <text:list xml:id="list210932260810846" text:continue-numbering="true" text:style-name="WWNum1">
        <text:list-item>
          <text:p text:style-name="P10"><text:span text:style-name="T13">Busca la imagen “ubuntu” en el repositorio remoto (por defecto Docker Hub).</text:span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"><text:span text:style-name="T9">docker pull alpine</text:span></text:p>
          </table:table-cell>
        </table:table-row>
      </table:table>
      <text:list xml:id="list210930818672987" text:continue-numbering="true" text:style-name="WWNum1">
        <text:list-item>
          <text:p text:style-name="P10"><text:span text:style-name="T13">Descarga localmente imagen “alpine”.</text:span>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"><text:span text:style-name="T9">docker history alpine</text:span></text:p>
          </table:table-cell>
        </table:table-row>
      </table:table>
      <text:list xml:id="list210930962674224" text:continue-numbering="true" text:style-name="WWNum1">
        <text:list-item>
          <text:p text:style-name="P10"><text:span text:style-name="T13">Muestra la historia de creación de la imagen “alpine”.</text:span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3"><text:span text:style-name="T9">docker rmi ubuntu:14.04</text:span></text:p>
          </table:table-cell>
        </table:table-row>
      </table:table>
      <text:list xml:id="list210932220250443" text:continue-numbering="true" text:style-name="WWNum1">
        <text:list-item>
          <text:p text:style-name="P10"><text:span text:style-name="T13">Elimina localmente la imagen “ubuntu” con tag “14.04”.</text:span></text:p>
        </text:list-item>
      </text:list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3"><text:span text:style-name="T9">docker rmi $(docker images -q)</text:span></text:p>
          </table:table-cell>
        </table:table-row>
      </table:table>
      <text:list xml:id="list210931982866307" text:continue-numbering="true" text:style-name="WWNum1">
        <text:list-item>
          <text:p text:style-name="P10"><text:span text:style-name="T13">Borra toda imagen local que no esté siendo usada por un contenedor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3"><text:span text:style-name="T9">docker rm IDCONTENEDOR</text:span></text:p>
          </table:table-cell>
        </table:table-row>
      </table:table>
      <text:list xml:id="list210932269970607" text:continue-numbering="true" text:style-name="WWNum1">
        <text:list-item>
          <text:p text:style-name="P10"><text:span text:style-name="T13">Borra un contenedor con IDCONTENEDOR.</text:span>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3"><text:span text:style-name="T9">docker stop $(docker ps -a -q)</text:span></text:p>
          </table:table-cell>
        </table:table-row>
      </table:table>
      <text:list xml:id="list210930776191084" text:continue-numbering="true" text:style-name="WWNum1">
        <text:list-item>
          <text:p text:style-name="P10"><text:span text:style-name="T13">Para todos los contenedores del sistema.</text:span>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3"><text:span text:style-name="T9">docker rm $docker ps -a -q)</text:span></text:p>
          </table:table-cell>
        </table:table-row>
      </table:table>
      <text:list xml:id="list210931572566138" text:continue-numbering="true" text:style-name="WWNum1">
        <text:list-item>
          <text:p text:style-name="P10"><text:span text:style-name="T13">Borra todos los contenedores parados del sistema.</text:span>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3"><text:span text:style-name="T9">docker system prune -a</text:span></text:p>
          </table:table-cell>
        </table:table-row>
      </table:table>
      <text:list xml:id="list210930668800259" text:continue-numbering="true" text:style-name="WWNum1">
        <text:list-item>
          <text:p text:style-name="P10"><text:span text:style-name="T13">Borra todas las imágenes y contenedores parados del sistema.</text:span></text:p>
        </text:list-item>
      </text:list>
      <text:p text:style-name="P14"><draw:frame draw:style-name="fr1" draw:name="Image7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Creación de imágenes a partir de contenedores</text:span></text:p>
      <text:p text:style-name="P13"><draw:rect text:anchor-type="as-char" style:rel-width="100%" draw:z-index="11" draw:style-name="gr1" draw:text-style-name="P19" svg:width="0.0012in" svg:height="0.0213in"><text:p/></draw:rect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3"><text:span text:style-name="T9">docker commit -m “comentario” IDCONTENEDOR usuario/imagen:version</text:span></text:p>
          </table:table-cell>
        </table:table-row>
      </table:table>
      <text:list xml:id="list210930630839529" text:continue-numbering="true" text:style-name="WWNum1">
        <text:list-item>
          <text:p text:style-name="P10"><text:span text:style-name="T13">Hace commit de un contenedor existente a una imagen local.</text:span></text:p>
        </text:list-item>
      </text:list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3"><text:span text:style-name="T9">docker save -o copiaSeguridad.tar imagenA </text:span></text:p>
          </table:table-cell>
        </table:table-row>
      </table:table>
      <text:list xml:id="list210930472630293" text:continue-numbering="true" text:style-name="WWNum1">
        <text:list-item>
          <text:p text:style-name="P10"><text:span text:style-name="T13">Guarda una copia de seguridad de una imagen en fichero “.tar”.</text:span>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3"><text:span text:style-name="T9">docker load -i copiaSeguridad.tar </text:span></text:p>
          </table:table-cell>
        </table:table-row>
      </table:table>
      <text:list xml:id="list210930571994717" text:continue-numbering="true" text:style-name="WWNum1">
        <text:list-item>
          <text:p text:style-name="P10"><text:span text:style-name="T13">Restaura una copia de seguridad de una imagen en fichero “.tar”.</text:span></text:p>
        </text:list-item>
      </text:list>
      <text:p text:style-name="P15"><draw:frame draw:style-name="fr1" draw:name="Image8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Hub</text:span></text:p>
      <text:p text:style-name="P13"><draw:rect text:anchor-type="as-char" style:rel-width="100%" draw:z-index="12" draw:style-name="gr1" draw:text-style-name="P19" svg:width="0.0012in" svg:height="0.0213in"><text:p/></draw:rect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3"><text:span text:style-name="T9">docker login</text:span></text:p>
          </table:table-cell>
        </table:table-row>
      </table:table>
      <text:list xml:id="list210930286776607" text:continue-numbering="true" text:style-name="WWNum1">
        <text:list-item>
          <text:p text:style-name="P10"><text:span text:style-name="T13">Permite introducir credenciales del registro (por defecto “Docker Hub”).</text:span></text:p>
        </text:list-item>
      </text:list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3"><text:span text:style-name="T9">docker push usuario/imagen:version</text:span></text:p>
          </table:table-cell>
        </table:table-row>
      </table:table>
      <text:list xml:id="list210930591418310" text:continue-numbering="true" text:style-name="WWNum1">
        <text:list-item>
          <text:p text:style-name="P10"><text:span text:style-name="T13">Permite subir al repositorio una imagen mediante “push”.</text:span></text:p>
        </text:list-item>
      </text:list>
      <text:p text:style-name="P14"><draw:frame draw:style-name="fr1" draw:name="Image9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Dockerfile</text:span></text:p>
      <text:p text:style-name="P13"><draw:rect text:anchor-type="as-char" style:rel-width="100%" draw:z-index="13" draw:style-name="gr1" draw:text-style-name="P19" svg:width="0.0012in" svg:height="0.0213in"><text:p/></draw:rect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3"><text:span text:style-name="T10">FROM</text:span><text:span text:style-name="T11"> alpine<text:line-break/></text:span><text:span text:style-name="T10">LABEL </text:span><text:span text:style-name="T11">maintainer="email@gmail.com"<text:line-break/></text:span><text:span text:style-name="T17">#Actualizamos e instalamos paquetes con APK para Alpine</text:span><text:span text:style-name="T11"><text:line-break/></text:span><text:span text:style-name="T10">RUN</text:span><text:span text:style-name="T11"> apk update &amp;&amp; apk add apache2 php php-apache2 openrc tar<text:line-break/></text:span><text:span text:style-name="T17">#Copiamos script para lanzar Apache 2</text:span><text:span text:style-name="T11"><text:line-break/></text:span><text:span text:style-name="T10">ADD</text:span><text:span text:style-name="T11"> ./start.sh /start.sh<text:line-break/></text:span><text:span text:style-name="T17">#Descargamos un ejemplo de &lt;?php phpinfo(); ?&gt; por enseñar como bajar algo de Internet</text:span><text:span text:style-name="T11"><text:line-break/></text:span><text:span text:style-name="T17">#Podría haber sido simplemente</text:span><text:span text:style-name="T11"><text:line-break/></text:span><text:span text:style-name="T17">#RUN echo "&lt;?php phpinfo(); ?&gt;" &gt; <text:s/>/var/www/localhost/htdocs/index.php</text:span><text:span text:style-name="T11"><text:line-break/></text:span><text:span text:style-name="T10">ADD</text:span><text:span text:style-name="T11"> https://gist.githubusercontent.com/SyntaxC4/5648247/raw/94277156638f9c309f2e36e19bff378ba7364907/info.php /var/www/localhost/htdocs/index.php<text:line-break/></text:span><text:span text:style-name="T17"># Si quisiéramos algo como Wordpress haríamos</text:span><text:span text:style-name="T11"><text:line-break/></text:span><text:span text:style-name="T17">#ADD http://wordpress.org/latest.tar.gz /var/www/localhost/htdocs/wordpress.tar.gz</text:span><text:span text:style-name="T11"><text:line-break/></text:span><text:span text:style-name="T17">#RUN tar xvzf /var/www/localhost/htdocs/wordpress.tar.gz &amp;&amp; rm -rf /var/www/localhost/htdocs/wordpress.tar.gz</text:span><text:span text:style-name="T11"><text:line-break/><text:line-break/></text:span><text:span text:style-name="T17"># Usamos usuario y grupo www-data. El grupo lo crea Apache, pero si quisiéramos crear grupo</text:span><text:span text:style-name="T11"><text:line-break/></text:span><text:span text:style-name="T17"># Grupo www-data RUN set -x &amp;&amp; addgroup -g 82 -S www-data</text:span><text:span text:style-name="T11"><text:line-break/></text:span><text:span text:style-name="T17"># Creamos usuario www-data y lo añadimos a ese grupo</text:span><text:span text:style-name="T11"><text:line-break/></text:span><text:span text:style-name="T10">RUN</text:span><text:span text:style-name="T11"> adduser -u 82 -D -S -G www-data www-data<text:line-break/></text:span><text:span text:style-name="T17"># Hacemos todos los ficheros de /var/www propiedad de www-data</text:span><text:span text:style-name="T11"><text:line-break/></text:span><text:span text:style-name="T17"># Y damos permisos s esos ficheros y a start.sh</text:span><text:span text:style-name="T11"><text:line-break/></text:span><text:span text:style-name="T10">RUN</text:span><text:span text:style-name="T11"> chown -R www-data:www-data /var/www/ &amp;&amp; chmod -R 775 /var/www/ &amp;&amp; chmod 755 /start.sh<text:line-break/></text:span><text:span text:style-name="T17">#Indicamos puerto a exponer (para otros contenedores) 80</text:span><text:span text:style-name="T11"><text:line-break/></text:span><text:span text:style-name="T10">EXPOSE</text:span><text:span text:style-name="T11"> </text:span><text:span text:style-name="T18">80</text:span><text:span text:style-name="T11"><text:line-break/></text:span><text:span text:style-name="T17">#Comando lanzado por defecto al instalar el contendor</text:span><text:span text:style-name="T11"><text:line-break/></text:span><text:span text:style-name="T10">CMD</text:span><text:span text:style-name="T11"> /start.sh</text:span></text:p>
          </table:table-cell>
        </table:table-row>
      </table:table>
      <text:list xml:id="list210930891861071" text:continue-numbering="true" text:style-name="WWNum1">
        <text:list-item>
          <text:p text:style-name="P10"><text:span text:style-name="T13">Ejemplo de fichero “Dockerfile”.</text:span></text:p>
        </text:list-item>
      </text:list>
      <text:p text:style-name="P14"><draw:frame draw:style-name="fr1" draw:name="image4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3"><draw:rect text:anchor-type="as-char" style:rel-width="100%" draw:z-index="14" draw:style-name="gr1" draw:text-style-name="P19" svg:width="0.0012in" svg:height="0.0213in"><text:p/></draw:rect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3"><text:span text:style-name="T9">docker network create redtest</text:span></text:p>
          </table:table-cell>
        </table:table-row>
      </table:table>
      <text:list xml:id="list1252240220" text:style-name="WWNum4">
        <text:list-item>
          <text:p text:style-name="P11"><text:span text:style-name="T13">Creamos la red “redtest”</text:span></text:p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3"><text:span text:style-name="T9">docker network ls</text:span></text:p>
          </table:table-cell>
        </table:table-row>
      </table:table>
      <text:list xml:id="list210932137175193" text:continue-numbering="true" text:style-name="WWNum4">
        <text:list-item>
          <text:p text:style-name="P11"><text:span text:style-name="T13">Nos permite ver el listado de redes existentes.</text:span></text:p>
        </text:list-item>
      </text:list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3"><text:span text:style-name="T9">docker network rm redtest</text:span></text:p>
          </table:table-cell>
        </table:table-row>
      </table:table>
      <text:list xml:id="list210932190320155" text:continue-numbering="true" text:style-name="WWNum4">
        <text:list-item>
          <text:p text:style-name="P11"><text:span text:style-name="T13">Borramos la red “redtest”.</text:span></text:p>
        </text:list-item>
      </text:list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3"><text:span text:style-name="T9">docker run -it --network redtest ubuntu /bin/bash</text:span></text:p>
          </table:table-cell>
        </table:table-row>
      </table:table>
      <text:list xml:id="list210930979310223" text:continue-numbering="true" text:style-name="WWNum4">
        <text:list-item>
          <text:p text:style-name="P11"><text:span text:style-name="T13">Conectamos el contenedor que creamos a la red “redtest”.</text:span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3"><text:span text:style-name="T9">docker network connect IDRED IDCONTENEDOR</text:span></text:p>
          </table:table-cell>
        </table:table-row>
      </table:table>
      <text:list xml:id="list210931911604212" text:continue-numbering="true" text:style-name="WWNum4">
        <text:list-item>
          <text:p text:style-name="P11"><text:span text:style-name="T13">Conectamos un contenedor a una red.</text:span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3"><text:span text:style-name="T9">docker network disconnect IDRED IDCONTENEDOR</text:span></text:p>
          </table:table-cell>
        </table:table-row>
      </table:table>
      <text:list xml:id="list210931431403340" text:continue-numbering="true" text:style-name="WWNum4">
        <text:list-item>
          <text:p text:style-name="P11"><text:span text:style-name="T13">Desconectamos un contenedor de una red</text:span></text:p>
        </text:list-item>
      </text:list>
      <text:p text:style-name="P14"><draw:frame draw:style-name="fr1" draw:name="Image10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3"><draw:rect text:anchor-type="as-char" style:rel-width="100%" draw:z-index="15" draw:style-name="gr1" draw:text-style-name="P19" svg:width="0.0012in" svg:height="0.0213in"><text:p/></draw:rect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3"><text:span text:style-name="T9">docker run -d <text:s/>-it <text:s/>--name appcontainer <text:s text:c="2"/>-v /home/sergi/target:/app nginx:latest</text:span></text:p>
          </table:table-cell>
        </table:table-row>
      </table:table>
      <text:list xml:id="list210930809635927" text:continue-numbering="true" text:style-name="WWNum4">
        <text:list-item>
          <text:p text:style-name="P11"><text:span text:style-name="T13">Creamos un contenedor y asignamos un volumen con “binding mount”.</text:span></text:p>
        </text:list-item>
      </text:list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3"><text:span text:style-name="T9">docker run -d <text:s/>-it <text:s/>--name appcontainer <text:s text:c="2"/>-v micontenedor:/app nginx:latest</text:span></text:p>
          </table:table-cell>
        </table:table-row>
      </table:table>
      <text:list xml:id="list210930896019938" text:continue-numbering="true" text:style-name="WWNum4">
        <text:list-item>
          <text:p text:style-name="P11"><text:span text:style-name="T13">Creamos un contenedor y asignamos un volumen Docker llamado “micontenedor”.</text:span></text:p>
        </text:list-item>
      </text:list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3"><text:span text:style-name="T9">docker volume create/ls/rm mivolumen</text:span></text:p>
          </table:table-cell>
        </table:table-row>
      </table:table>
      <text:list xml:id="list210931476176044" text:continue-numbering="true" text:style-name="WWNum4">
        <text:list-item>
          <text:p text:style-name="P11"><text:span text:style-name="T13">Permite crear, listar o eliminar volúmenes Docker.</text:span></text:p>
        </text:list-item>
      </text:list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3"><text:span text:style-name="T9">docker run -d <text:s/>-it --tmpfs /app nginx</text:span></text:p>
          </table:table-cell>
        </table:table-row>
      </table:table>
      <text:list xml:id="list210931788471016" text:continue-numbering="true" text:style-name="WWNum4">
        <text:list-item>
          <text:p text:style-name="P11"><text:span text:style-name="T13">Permite crear un contenedor y asociar un volumen “tmpfs”.</text:span></text:p>
        </text:list-item>
      </text:list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3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210932257181750" text:continue-numbering="true" text:style-name="WWNum4">
        <text:list-item>
          <text:p text:style-name="P11"><text:span text:style-name="T13">Permite realizar una copia de seguridad de un volumen asociado a “contenedor1” y que se monta en “/datos”. Dicha copia finalmente acabará en “/home/sergi/backup” de la máquina anfitrión.</text:span></text:p>
        </text:list-item>
      </text:list>
      <text:p text:style-name="P14"><text:soft-page-break/><draw:frame draw:style-name="fr1" draw:name="image3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básico de fichero “docker-compose.yml”</text:span></text:p>
      <text:p text:style-name="P13"><draw:rect text:anchor-type="as-char" style:rel-width="100%" draw:z-index="16" draw:style-name="gr1" draw:text-style-name="P19" svg:width="0.0012in" svg:height="0.0213in"><text:p/></draw:rect>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3"><text:span text:style-name="T11">version: </text:span><text:span text:style-name="T19">"3.9"</text:span><text:span text:style-name="T11"><text:line-break/>services:<text:line-break/> <text:s/>db:<text:line-break/><text:tab/>image: mysql:</text:span><text:span text:style-name="T18">5.7</text:span><text:span text:style-name="T11"><text:line-break/><text:tab/>volumes:<text:line-break/> <text:s text:c="4"/><text:tab/>- db_data:/var/lib/mysql<text:line-break/><text:tab/>environment:<text:line-break/> <text:s text:c="4"/><text:tab/>MYSQL_ROOT_PASSWORD: somewordpress<text:line-break/> <text:s text:c="4"/><text:tab/>MYSQL_DATABASE: wordpress<text:line-break/> <text:s text:c="4"/><text:tab/>MYSQL_USER: wordpress<text:line-break/> <text:s text:c="4"/><text:tab/>MYSQL_PASSWORD: wordpress<text:line-break/> <text:s/>wordpress:<text:line-break/><text:tab/>image: wordpress:latest<text:line-break/><text:tab/>ports:<text:line-break/> <text:s text:c="4"/><text:tab/>- </text:span><text:span text:style-name="T19">"8000:80"</text:span><text:span text:style-name="T11"><text:line-break/><text:tab/>environment:<text:line-break/> <text:s text:c="4"/><text:tab/>WORDPRESS_DB_HOST: db:</text:span><text:span text:style-name="T18">3306</text:span><text:span text:style-name="T11"><text:line-break/> <text:s text:c="4"/><text:tab/>WORDPRESS_DB_USER: wordpress<text:line-break/> <text:s text:c="4"/><text:tab/>WORDPRESS_DB_PASSWORD: wordpress<text:line-break/> <text:s text:c="4"/><text:tab/>WORDPRESS_DB_NAME: wordpress<text:line-break/>volumes:<text:line-break/> <text:s/>db_data:</text:span></text:p>
          </table:table-cell>
        </table:table-row>
      </table:table>
      <text:p text:style-name="P17"/>
      <text:p text:style-name="P14"><draw:frame draw:style-name="fr1" draw:name="Image1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Docker Compose”</text:span></text:p>
      <text:p text:style-name="P13"><draw:rect text:anchor-type="as-char" style:rel-width="100%" draw:z-index="17" draw:style-name="gr1" draw:text-style-name="P19" svg:width="0.0012in" svg:height="0.0213in"><text:p/></draw:rect>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3"><text:span text:style-name="T9">docker-compose up -d</text:span></text:p>
          </table:table-cell>
        </table:table-row>
      </table:table>
      <text:list xml:id="list6783932" text:style-name="WWNum3">
        <text:list-item>
          <text:p text:style-name="P12"><text:span text:style-name="T13">Inicia el sistema definido en “</text:span><text:span text:style-name="T14">docker-compose.yml</text:span><text:span text:style-name="T13">” en segundo plano. Genera y descarga imágenes requeridas.</text:span></text:p>
        </text:list-item>
      </text:list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3"><text:span text:style-name="T9">docker-compose down</text:span></text:p>
          </table:table-cell>
        </table:table-row>
      </table:table>
      <text:list xml:id="list210931873016221" text:continue-numbering="true" text:style-name="WWNum3">
        <text:list-item>
          <text:p text:style-name="P12"><text:span text:style-name="T13">Detiene y elimina los contenedores según la configuración de “</text:span><text:span text:style-name="T14">docker-compose.yml</text:span><text:span text:style-name="T13">”.</text:span></text:p>
        </text:list-item>
      </text:list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3"><text:span text:style-name="T9">docker-compose build/pull</text:span></text:p>
          </table:table-cell>
        </table:table-row>
      </table:table>
      <text:list xml:id="list210931451742455" text:continue-numbering="true" text:style-name="WWNum3">
        <text:list-item>
          <text:p text:style-name="P12"><text:span text:style-name="T13">Construye/descarga las imágenes de contenedores según la configuración de “</text:span><text:span text:style-name="T14">docker-compose.yml</text:span><text:span text:style-name="T13">”.</text:span></text:p>
        </text:list-item>
      </text:list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3"><text:span text:style-name="T9">docker-compose ps</text:span></text:p>
          </table:table-cell>
        </table:table-row>
      </table:table>
      <text:list xml:id="list210931441829536" text:continue-numbering="true" text:style-name="WWNum3">
        <text:list-item>
          <text:p text:style-name="P12"><text:span text:style-name="T13">Muestra información de los contenedores según la configuración de “</text:span><text:span text:style-name="T14">docker-compose.yml</text:span><text:span text:style-name="T13">”.</text:span></text:p>
        </text:list-item>
      </text:list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3"><text:span text:style-name="T9">docker-compose up -d --scale web=3</text:span></text:p>
          </table:table-cell>
        </table:table-row>
      </table:table>
      <text:list xml:id="list210932108321180" text:continue-numbering="true" text:style-name="WWNum3">
        <text:list-item>
          <text:p text:style-name="P12"><text:span text:style-name="T13">Similar a “</text:span><text:span text:style-name="T14">docker-compose up -d</text:span><text:span text:style-name="T13">” solo que además, el servicio definido como “web” en el fichero “</text:span><text:span text:style-name="T14">docker-compose.yml</text:span><text:span text:style-name="T13">” lo escala creando 3 copias y realizando balanceo automático si se realiza una petición al host llamado como el servicio “</text:span><text:span text:style-name="T14">web</text:span><text:span text:style-name="T13">”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0.7866in" svg:height="0.6701in" draw:z-index="20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5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(Hasta Unidad 06)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6" meta:image-count="17" meta:object-count="0" meta:page-count="3" meta:paragraph-count="122" meta:word-count="1078" meta:character-count="7492" meta:non-whitespace-character-count="6472"/>
    <meta:generator>LibreOfficeDev/6.0.5.2$Linux_X86_64 LibreOffice_project/</meta:generator>
  </office:meta>
</office:document-meta>
</file>